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be92" officeooo:paragraph-rsid="0017be92" style:font-weight-asian="bold" style:font-weight-complex="bold"/>
    </style:style>
    <style:style style:name="P2" style:family="paragraph" style:parent-style-name="Standard">
      <style:text-properties fo:font-weight="bold" officeooo:rsid="001b27e4" officeooo:paragraph-rsid="001b27e4" style:font-weight-asian="bold" style:font-weight-complex="bold"/>
    </style:style>
    <style:style style:name="P3" style:family="paragraph" style:parent-style-name="Standard">
      <style:text-properties fo:font-weight="bold" officeooo:rsid="001c1c3a" officeooo:paragraph-rsid="001c1c3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1ae" style:font-weight-asian="normal" style:font-weight-complex="normal"/>
    </style:style>
    <style:style style:name="T3" style:family="text">
      <style:text-properties fo:font-weight="normal" officeooo:rsid="00197c26" style:font-weight-asian="normal" style:font-weight-complex="normal"/>
    </style:style>
    <style:style style:name="T4" style:family="text">
      <style:text-properties style:text-line-through-style="solid" style:text-line-through-type="singl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dot Sonic Engine</text:p>
      <text:p text:style-name="P1"><text:span text:style-name="T1"/></text:p>
      <text:p text:style-name="P1"><text:span text:style-name="T1">Well, Sonic-ish. </text:span><text:span text:style-name="T2">Sonic-inspired is more accurate. </text:span><text:span text:style-name="T3">Collect things, hit things, try not to get your character killed and basically win the game by getting through the levels.</text:span></text:p>
      <text:p text:style-name="P1"><text:span text:style-name="T3"/></text:p>
      <text:p text:style-name="P3"><text:span text:style-name="T3">L</text:span><text:span text:style-name="T1">ook at how the Godot 2D platformer demos work, see which'd work best for you and </text:span><text:span text:style-name="T4">steal</text:span><text:span text:style-name="T1"> adapt bits as necessary.</text:span></text:p>
      <text:p text:style-name="P1"><text:span text:style-name="T3"/></text:p>
      <text:p text:style-name="P2">How should a level be structured?</text:p>
      <text:p text:style-name="P2"><text:span text:style-name="T1"/></text:p>
      <text:p text:style-name="P2"><text:span text:style-name="T1">The same as in a Sonic game – a beginning and an end, with checkpoints in-between. And enemies, collectables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oore</meta:initial-creator>
    <meta:creation-date>2017-11-20T11:40:06.440507408</meta:creation-date>
    <dc:date>2017-11-20T12:31:22.953468952</dc:date>
    <dc:creator>Stuart Moore</dc:creator>
    <meta:editing-duration>PT51M15S</meta:editing-duration>
    <meta:editing-cycles>5</meta:editing-cycles>
    <meta:generator>LibreOffice/5.4.1.2$Linux_X86_64 LibreOffice_project/40m0$Build-2</meta:generator>
    <meta:document-statistic meta:table-count="0" meta:image-count="0" meta:object-count="0" meta:page-count="1" meta:paragraph-count="5" meta:word-count="76" meta:character-count="448" meta:non-whitespace-character-count="376"/>
  </office:meta>
</office:document-meta>
</file>